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54f5" officeooo:paragraph-rsid="000154f5"/>
    </style:style>
    <style:style style:name="T1" style:family="text">
      <style:text-properties officeooo:rsid="00030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1"/>
      <text:p text:style-name="P1"/>
      <text:p text:style-name="P1"/>
      <text:p text:style-name="P1">1. Fonctionnalité d'ajout des diagnostics</text:p>
      <text:p text:style-name="P1"/>
      <text:p text:style-name="P1"><text:tab/>Pour que notre aplication présente un réel intérêt à etre utilisée, il faut qu'elle puisse servir dans un maximum de domaines de la médecine. Il faut donc impérativement pouvoir ajouter d'autres diagnostics.</text:p>
      <text:p text:style-name="P1"><text:tab/>Fonctionnalité qui pose quelques problèmes de sécurités car porte d'entrée pour utilisateurs et donc faiblesses et bugs. Possibilité à creuser pour un forme proche des google forms, comprenant une base de données d'echelles médicales et autres outils pour établir des diagnostics</text:p>
      <text:p text:style-name="P1"/>
      <text:p text:style-name="P1">2. Fonctionnalité synchro onl<text:span text:style-name="T1">ine-offline</text:span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tain Camille</meta:initial-creator>
    <meta:creation-date>2017-09-27T13:23:51.816425517</meta:creation-date>
    <dc:date>2017-09-27T14:20:33.218251253</dc:date>
    <dc:creator>Chastain Camille</dc:creator>
    <meta:editing-duration>PT26M21S</meta:editing-duration>
    <meta:editing-cycles>1</meta:editing-cycles>
    <meta:document-statistic meta:table-count="0" meta:image-count="0" meta:object-count="0" meta:page-count="1" meta:paragraph-count="6" meta:word-count="85" meta:character-count="588" meta:non-whitespace-character-count="505"/>
    <meta:generator>LibreOffice/4.3.3.2$Linux_X86_64 LibreOffice_project/430m0$Build-2</meta:generator>
  </office:meta>
</office:document-meta>
</file>